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file is a **listener** in Laravel, specifically designed to listen for the `NotifyAdmin` event and perform an action when that event occurs. In this case, it sends a notification to the admin when a new user registers. Here’s a simple explanation of what each part of the file does:</text:p>
      <text:p text:style-name="Standard"/>
      <text:p text:style-name="Standard">---</text:p>
      <text:p text:style-name="Standard"/>
      <text:p text:style-name="Standard">### 1. **Namespace and Imports**</text:p>
      <text:p text:style-name="Standard">```php</text:p>
      <text:p text:style-name="Standard">namespace App\Listeners;</text:p>
      <text:p text:style-name="Standard"/>
      <text:p text:style-name="Standard">use App\Events\NotifyAdmin;</text:p>
      <text:p text:style-name="Standard">use Illuminate\Contracts\Queue\ShouldQueue;</text:p>
      <text:p text:style-name="Standard">use Illuminate\Queue\InteractsWithQueue;</text:p>
      <text:p text:style-name="Standard">use App\Models\User;</text:p>
      <text:p text:style-name="Standard">use App\Notifications\NotifyAdminForNewUser;</text:p>
      <text:p text:style-name="Standard">```</text:p>
      <text:p text:style-name="Standard">- **namespace App\Listeners;**: This tells us that the `SendAdminNotification` class is in the `App\Listeners` folder.</text:p>
      <text:p text:style-name="Standard"><text:s text:c="2"/></text:p>
      <text:p text:style-name="Standard">- **Imports**: These are functionalities that the listener depends on:</text:p>
      <text:p text:style-name="Standard"><text:s text:c="2"/>- **NotifyAdmin**: The event this listener is responding to.</text:p>
      <text:p text:style-name="Standard"><text:s text:c="2"/>- **ShouldQueue**: Indicates that this listener should be handled in a queue (background job).</text:p>
      <text:p text:style-name="Standard"><text:s text:c="2"/>- **InteractsWithQueue**: Helps the listener work with queues.</text:p>
      <text:p text:style-name="Standard"><text:s text:c="2"/>- **User**: The model representing users in the database, used to fetch admin details.</text:p>
      <text:p text:style-name="Standard"><text:s text:c="2"/>- **NotifyAdminForNewUser**: The notification class responsible for sending the admin notification.</text:p>
      <text:p text:style-name="Standard"/>
      <text:p text:style-name="Standard">---</text:p>
      <text:p text:style-name="Standard"/>
      <text:p text:style-name="Standard">### 2. **Class Definition**</text:p>
      <text:p text:style-name="Standard">```php</text:p>
      <text:p text:style-name="Standard">class SendAdminNotification implements ShouldQueue</text:p>
      <text:p text:style-name="Standard">```</text:p>
      <text:p text:style-name="Standard">- This defines the `SendAdminNotification` class.</text:p>
      <text:p text:style-name="Standard">- **`implements ShouldQueue`**: This means the listener will run in the background (in a queue) so it doesn’t slow down the app when the event is triggered.</text:p>
      <text:p text:style-name="Standard"/>
      <text:p text:style-name="Standard">---</text:p>
      <text:p text:style-name="Standard"/>
      <text:p text:style-name="Standard">### 3. **Queue Property**</text:p>
      <text:p text:style-name="Standard">```php</text:p>
      <text:p text:style-name="Standard">public $queue = 'notify';</text:p>
      <text:p text:style-name="Standard">```</text:p>
      <text:p text:style-name="Standard">- This tells Laravel that when the listener is queued, it should be placed in a specific queue named **`notify`**. Queues help handle tasks in the background, improving performance.</text:p>
      <text:p text:style-name="Standard"/>
      <text:p text:style-name="Standard">---</text:p>
      <text:p text:style-name="Standard"/>
      <text:p text:style-name="Standard">### 4. **Constructor**</text:p>
      <text:p text:style-name="Standard">```php</text:p>
      <text:p text:style-name="Standard">public function __construct()</text:p>
      <text:p text:style-name="Standard">{</text:p>
      <text:p text:style-name="Standard"><text:soft-page-break/><text:s text:c="4"/>//</text:p>
      <text:p text:style-name="Standard">}</text:p>
      <text:p text:style-name="Standard">```</text:p>
      <text:p text:style-name="Standard">- The constructor is empty here, but it’s where you can initialize any dependencies the listener might need. In this case, nothing is initialized.</text:p>
      <text:p text:style-name="Standard"/>
      <text:p text:style-name="Standard">---</text:p>
      <text:p text:style-name="Standard"/>
      <text:p text:style-name="Standard">### 5. **Handle Method**</text:p>
      <text:p text:style-name="Standard">```php</text:p>
      <text:p text:style-name="Standard">public function handle(NotifyAdmin $event): void</text:p>
      <text:p text:style-name="Standard">{</text:p>
      <text:p text:style-name="Standard"><text:s text:c="4"/>$admin = User::where('role','admin')-&gt;first();</text:p>
      <text:p text:style-name="Standard"/>
      <text:p text:style-name="Standard"><text:s text:c="4"/>if ($admin) {</text:p>
      <text:p text:style-name="Standard"><text:s text:c="8"/>$this-&gt;routeNotificationForMail($admin)</text:p>
      <text:p text:style-name="Standard"><text:s text:c="13"/>-&gt;notify(new NotifyAdminForNewUser($event-&gt;user));</text:p>
      <text:p text:style-name="Standard"><text:s text:c="4"/>}</text:p>
      <text:p text:style-name="Standard">}</text:p>
      <text:p text:style-name="Standard">```</text:p>
      <text:p text:style-name="Standard">- **Purpose**: This method is executed when the `NotifyAdmin` event is triggered.</text:p>
      <text:p text:style-name="Standard"><text:s text:c="2"/></text:p>
      <text:p text:style-name="Standard">- **How it works**:</text:p>
      <text:p text:style-name="Standard"><text:s text:c="2"/>1. **Find the Admin**: It queries the database for the user with the role of `'admin'` using `User::where('role', 'admin')-&gt;first()`. This fetches the first admin found.</text:p>
      <text:p text:style-name="Standard"><text:s text:c="2"/></text:p>
      <text:p text:style-name="Standard"><text:s text:c="2"/>2. **Check if Admin Exists**: It checks if an admin was found (`if ($admin)`).</text:p>
      <text:p text:style-name="Standard"><text:s text:c="2"/></text:p>
      <text:p text:style-name="Standard"><text:s text:c="2"/>3. **Send Notification**: If the admin exists, it calls the `routeNotificationForMail` method to get the admin's email and then sends a notification (`notify(new NotifyAdminForNewUser($event-&gt;user))`) using the `NotifyAdminForNewUser` notification. This notification contains the details of the user who triggered the event.</text:p>
      <text:p text:style-name="Standard"/>
      <text:p text:style-name="Standard">---</text:p>
      <text:p text:style-name="Standard"/>
      <text:p text:style-name="Standard">### 6. **Route Notification for Email**</text:p>
      <text:p text:style-name="Standard">```php</text:p>
      <text:p text:style-name="Standard">public function routeNotificationForMail($admin)</text:p>
      <text:p text:style-name="Standard">{</text:p>
      <text:p text:style-name="Standard"><text:s text:c="4"/>return $admin;</text:p>
      <text:p text:style-name="Standard">}</text:p>
      <text:p text:style-name="Standard">```</text:p>
      <text:p text:style-name="Standard">- **Purpose**: This method specifies which email the notification should be sent to. In this case, it returns the `$admin` object (which contains the admin’s email).</text:p>
      <text:p text:style-name="Standard"><text:s text:c="2"/></text:p>
      <text:p text:style-name="Standard">---</text:p>
      <text:p text:style-name="Standard"/>
      <text:p text:style-name="Standard">### In Simple Words:</text:p>
      <text:p text:style-name="Standard">- **What is happening?**</text:p>
      <text:p text:style-name="Standard"><text:s text:c="2"/>1. When a new user registers (or triggers the `NotifyAdmin` event), this listener gets activated.</text:p>
      <text:p text:style-name="Standard"><text:s text:c="2"/>2. It finds the admin in the database by looking for a user with the role of `'admin'`.</text:p>
      <text:p text:style-name="Standard"><text:soft-page-break/><text:s text:c="2"/>3. If the admin is found, it sends a notification (using the `NotifyAdminForNewUser` class) to inform the admin about the new user.</text:p>
      <text:p text:style-name="Standard"><text:s text:c="2"/></text:p>
      <text:p text:style-name="Standard">- **Why is it useful?**</text:p>
      <text:p text:style-name="Standard"><text:s text:c="2"/>- This listener helps automate the process of notifying the admin whenever something important happens, like a new user signing up.</text:p>
      <text:p text:style-name="Standard"><text:s text:c="2"/>- It runs in the background (queue) so it doesn't slow down the app when the event occurs.</text:p>
      <text:p text:style-name="Standard"/>
      <text:p text:style-name="Standard">### Summary:</text:p>
      <text:p text:style-name="Standard">This file defines a listener that reacts when the `NotifyAdmin` event is triggered. It looks up the admin from the database and sends them a notification about the new user. It runs this process in the background using a queue, so the app remains fa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37:24.550634886</meta:creation-date>
    <dc:date>2024-09-27T10:47:11.271342977</dc:date>
    <meta:editing-duration>PT9M47S</meta:editing-duration>
    <meta:editing-cycles>1</meta:editing-cycles>
    <meta:document-statistic meta:table-count="0" meta:image-count="0" meta:object-count="0" meta:page-count="3" meta:paragraph-count="83" meta:word-count="587" meta:character-count="4003" meta:non-whitespace-character-count="3414"/>
    <meta:generator>LibreOffice/7.3.7.2$Linux_X86_64 LibreOffice_project/30$Build-2</meta:generator>
  </office:meta>
</office:document-meta>
</file>